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Roboto" svg:font-family="Roboto" style:font-pitch="variable"/>
    <style:font-face style:name="Roboto1" svg:font-family="Roboto" style:font-adornments="Bold" style:font-pitch="variable"/>
    <style:font-face style:name="Roboto2" svg:font-family="Roboto, arial, sans-serif"/>
    <style:font-face style:name="SVN-Comic Sans MS" svg:font-family="'SVN-Comic Sans MS'" style:font-family-generic="swiss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linux libertine" svg:font-family="'linux libertine', georgia, times, 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mfortaa" fo:font-size="14pt" fo:font-style="normal" fo:font-weight="normal" officeooo:rsid="00267c3e" officeooo:paragraph-rsid="00267c3e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paragraph-rsid="00267c3e"/>
    </style:style>
    <style:style style:name="P3" style:family="paragraph" style:parent-style-name="Standard">
      <style:paragraph-properties fo:text-align="end" style:justify-single-word="false"/>
      <style:text-properties style:font-name="Times New Roman" fo:font-style="italic" fo:font-weight="normal" officeooo:rsid="003807d0" officeooo:paragraph-rsid="003807d0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rajan Pro" fo:font-size="20pt" fo:font-style="normal" fo:font-weight="normal" officeooo:rsid="00267c3e" officeooo:paragraph-rsid="00267c3e" style:font-size-asian="15pt" style:font-style-asian="normal" style:font-weight-asian="normal" style:font-size-complex="17.1000003814697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rajan Pro" fo:font-size="18pt" fo:font-style="normal" fo:font-weight="normal" officeooo:rsid="00267c3e" officeooo:paragraph-rsid="00267c3e" style:font-size-asian="13.5pt" style:font-style-asian="normal" style:font-weight-asian="normal" style:font-size-complex="15.399999618530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mfortaa" fo:font-style="normal" fo:font-weight="normal" officeooo:paragraph-rsid="00267c3e"/>
    </style:style>
    <style:style style:name="P7" style:family="paragraph" style:parent-style-name="Standard">
      <style:paragraph-properties fo:text-align="center" style:justify-single-word="false"/>
      <style:text-properties style:font-name="Roboto" fo:font-size="18pt" officeooo:rsid="001c17c4" officeooo:paragraph-rsid="001c17c4" style:font-size-asian="13.5pt" style:font-size-complex="15.3999996185303pt"/>
    </style:style>
    <style:style style:name="P8" style:family="paragraph" style:parent-style-name="Standard">
      <style:paragraph-properties fo:text-align="center" style:justify-single-word="false"/>
      <style:text-properties style:font-name="Roboto" fo:font-size="18pt" fo:font-style="normal" fo:font-weight="normal" officeooo:rsid="00267185" officeooo:paragraph-rsid="00267185" style:font-size-asian="13.5pt" style:font-style-asian="normal" style:font-weight-asian="normal" style:font-size-complex="15.399999618530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Roboto" fo:font-size="14pt" officeooo:rsid="001d5ab3" officeooo:paragraph-rsid="001d5ab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4pt" fo:font-style="normal" fo:font-weight="normal" officeooo:rsid="001e73dd" officeooo:paragraph-rsid="001e73d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Roboto" fo:font-size="14pt" fo:font-style="normal" fo:font-weight="normal" officeooo:rsid="00212174" officeooo:paragraph-rsid="0021217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Roboto" fo:font-size="14pt" fo:font-style="normal" fo:font-weight="normal" officeooo:rsid="0022fcee" officeooo:paragraph-rsid="0022fce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Roboto" fo:font-size="14pt" fo:font-style="normal" fo:font-weight="normal" officeooo:rsid="00233b70" officeooo:paragraph-rsid="00233b7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Roboto" fo:font-size="14pt" fo:font-style="normal" fo:font-weight="normal" officeooo:rsid="0023d18a" officeooo:paragraph-rsid="0023d18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Roboto" fo:font-size="14pt" fo:font-style="normal" fo:font-weight="normal" officeooo:rsid="0023db12" officeooo:paragraph-rsid="0023db1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Roboto" fo:font-size="14pt" fo:font-style="normal" fo:font-weight="normal" officeooo:rsid="0025ba0c" officeooo:paragraph-rsid="0025ba0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Roboto" fo:font-size="14pt" fo:font-style="normal" fo:font-weight="normal" officeooo:rsid="0025ba0c" officeooo:paragraph-rsid="0026651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Roboto" fo:font-size="14pt" fo:font-style="normal" fo:font-weight="normal" officeooo:rsid="00266519" officeooo:paragraph-rsid="0026651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Roboto" fo:font-size="14pt" fo:font-style="normal" fo:font-weight="normal" officeooo:rsid="00267185" officeooo:paragraph-rsid="0026718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Roboto" fo:font-size="14pt" fo:font-style="normal" fo:font-weight="normal" officeooo:rsid="00267c3e" officeooo:paragraph-rsid="00267c3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Roboto" fo:font-size="14pt" fo:font-style="italic" fo:font-weight="normal" officeooo:rsid="0025ba0c" officeooo:paragraph-rsid="0025ba0c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Roboto" fo:font-style="normal" fo:font-weight="bold" officeooo:rsid="003807d0" officeooo:paragraph-rsid="003807d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Roboto" fo:font-style="normal" fo:font-weight="bold" officeooo:rsid="0039752e" officeooo:paragraph-rsid="0039752e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Roboto" fo:font-style="normal" fo:font-weight="bold" officeooo:rsid="003ac304" officeooo:paragraph-rsid="003ac304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2174" style:font-style-asian="italic" style:font-style-complex="italic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67c3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30d178" style:font-style-asian="italic" style:font-weight-asian="bold" style:font-style-complex="italic" style:font-weight-complex="bold"/>
    </style:style>
    <style:style style:name="T7" style:family="text">
      <style:text-properties officeooo:rsid="001e73dd"/>
    </style:style>
    <style:style style:name="T8" style:family="text">
      <style:text-properties officeooo:rsid="00212174"/>
    </style:style>
    <style:style style:name="T9" style:family="text">
      <style:text-properties officeooo:rsid="0022fcee"/>
    </style:style>
    <style:style style:name="T10" style:family="text">
      <style:text-properties officeooo:rsid="00233b70"/>
    </style:style>
    <style:style style:name="T11" style:family="text">
      <style:text-properties officeooo:rsid="00267c3e"/>
    </style:style>
    <style:style style:name="T12" style:family="text">
      <style:text-properties fo:font-size="14pt" fo:font-style="normal" fo:font-weight="normal" officeooo:rsid="00298d9b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4pt" fo:font-style="normal" fo:font-weight="normal" officeooo:rsid="002a19fe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4pt" fo:font-style="normal" fo:font-weight="normal" officeooo:rsid="002affed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4pt" fo:font-style="normal" fo:font-weight="normal" officeooo:rsid="002c133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4pt" fo:font-style="normal" fo:font-weight="normal" officeooo:rsid="002dd9f1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4pt" fo:font-style="normal" fo:font-weight="normal" officeooo:rsid="00318d4a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4pt" fo:font-style="normal" fo:font-weight="normal" officeooo:rsid="00325a05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4pt" fo:font-style="normal" fo:font-weight="normal" officeooo:rsid="003274b6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4pt" fo:font-style="normal" fo:font-weight="normal" officeooo:rsid="0033f05b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4pt" fo:font-style="normal" fo:font-weight="normal" officeooo:rsid="00353866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4pt" fo:font-style="normal" fo:font-weight="normal" officeooo:rsid="003634a1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4pt" fo:font-style="normal" fo:font-weight="normal" officeooo:rsid="003807d0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4pt" fo:font-style="normal" fo:font-weight="bold" officeooo:rsid="00325a05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4pt" fo:font-style="normal" fo:font-weight="bold" officeooo:rsid="003274b6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4pt" fo:font-style="normal" fo:font-weight="bold" officeooo:rsid="003807d0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4pt" officeooo:rsid="00267c3e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4pt" style:font-size-asian="10.5pt" style:font-size-complex="12pt"/>
    </style:style>
    <style:style style:name="T29" style:family="text">
      <style:text-properties fo:font-size="14pt" fo:font-style="italic" style:font-size-asian="10.5pt" style:font-style-asian="italic" style:font-size-complex="12pt" style:font-style-complex="italic"/>
    </style:style>
    <style:style style:name="T30" style:family="text">
      <style:text-properties fo:font-size="14pt" fo:font-style="italic" fo:font-weight="bold" officeooo:rsid="00298d9b" style:font-size-asian="10.5pt" style:font-style-asian="italic" style:font-weight-asian="bold" style:font-size-complex="12pt" style:font-style-complex="italic" style:font-weight-complex="bold"/>
    </style:style>
    <style:style style:name="T31" style:family="text">
      <style:text-properties fo:font-size="14pt" fo:font-style="italic" fo:font-weight="bold" officeooo:rsid="002c1336" style:font-size-asian="10.5pt" style:font-style-asian="italic" style:font-weight-asian="bold" style:font-size-complex="12pt" style:font-style-complex="italic" style:font-weight-complex="bold"/>
    </style:style>
    <style:style style:name="T32" style:family="text">
      <style:text-properties fo:font-size="14pt" fo:font-style="italic" fo:font-weight="bold" officeooo:rsid="0033f05b" style:font-size-asian="10.5pt" style:font-style-asian="italic" style:font-weight-asian="bold" style:font-size-complex="12pt" style:font-style-complex="italic" style:font-weight-complex="bold"/>
    </style:style>
    <style:style style:name="T33" style:family="text">
      <style:text-properties fo:font-size="14pt" fo:font-style="italic" fo:font-weight="bold" officeooo:rsid="002affed" style:font-size-asian="10.5pt" style:font-style-asian="italic" style:font-weight-asian="bold" style:font-size-complex="12pt" style:font-style-complex="italic" style:font-weight-complex="bold"/>
    </style:style>
    <style:style style:name="T34" style:family="text">
      <style:text-properties fo:font-size="14pt" fo:font-style="italic" fo:font-weight="normal" officeooo:rsid="00298d9b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4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4pt" fo:font-style="italic" fo:font-weight="normal" officeooo:rsid="00298d9b" style:font-size-asian="10.5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4pt" fo:font-style="italic" fo:font-weight="normal" officeooo:rsid="002a19fe" style:font-size-asian="10.5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4pt" fo:font-style="italic" fo:font-weight="normal" officeooo:rsid="002c1336" style:font-size-asian="10.5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size="14pt" fo:font-weight="normal" style:font-size-asian="10.5pt" style:font-weight-asian="normal" style:font-size-complex="12pt" style:font-weight-complex="normal"/>
    </style:style>
    <style:style style:name="T40" style:family="text">
      <style:text-properties officeooo:rsid="0030d178"/>
    </style:style>
    <style:style style:name="T41" style:family="text">
      <style:text-properties officeooo:rsid="0031727a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name="Times New Roman" fo:font-size="14pt" officeooo:rsid="00267c3e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Times New Roman" fo:font-size="14pt" officeooo:rsid="0027b9df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" fo:font-size="14pt" officeooo:rsid="00353866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" fo:font-size="14pt" fo:font-style="italic" officeooo:rsid="00267c3e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Times New Roman" fo:font-size="14pt" fo:font-style="italic" officeooo:rsid="0027b9df" style:font-size-asian="10.5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Times New Roman" fo:font-size="14pt" fo:font-style="italic" officeooo:rsid="0027b9df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Roboto1" fo:font-style="italic" fo:font-weight="bold" officeooo:rsid="00267c3e" style:font-style-asian="italic" style:font-weight-asian="bold" style:font-style-complex="italic" style:font-weight-complex="bold"/>
    </style:style>
    <style:style style:name="T50" style:family="text">
      <style:text-properties style:font-name="Roboto1" fo:font-style="italic" fo:font-weight="bold" officeooo:rsid="0030d178" style:font-style-asian="italic" style:font-weight-asian="bold" style:font-style-complex="italic" style:font-weight-complex="bold"/>
    </style:style>
    <style:style style:name="T51" style:family="text">
      <style:text-properties style:font-name="Roboto1" fo:font-style="italic" style:text-underline-style="none" fo:font-weight="bold" style:font-style-asian="italic" style:font-weight-asian="bold" style:font-style-complex="italic" style:font-weight-complex="bold"/>
    </style:style>
    <style:style style:name="T52" style:family="text">
      <style:text-properties style:font-name="Roboto1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evel 0</text:p>
      <text:p text:style-name="P9"><text:span text:style-name="T52">Yukari</text:span>: Still sleeping?</text:p>
      <text:p text:style-name="P9"><text:span text:style-name="T52">Reimu</text:span>: What do you want, <text:span text:style-name="T51">Yukari</text:span><text:span text:style-name="T3"> </text:span>?</text:p>
      <text:p text:style-name="P9"><text:span text:style-name="T52">Yukari</text:span>: <text:span text:style-name="T7">Looks like you skipped today training as well, </text:span><text:span text:style-name="T50">Reimu</text:span><text:span text:style-name="T6">?</text:span></text:p>
      <text:p text:style-name="P10"><text:span text:style-name="T52">Reimu</text:span>: <text:span text:style-name="T8">Why would I have to? Even </text:span><text:span text:style-name="T2">gods</text:span><text:span text:style-name="T8"> stand no chance in front of me.</text:span></text:p>
      <text:p text:style-name="P11"><text:span text:style-name="T52">Yukari</text:span>: You sure carefree. While you laying around all day, <text:span text:style-name="T1">yõkai </text:span>is getting stronger and stronger. You have to train regularly to maintain the <text:span text:style-name="T1">balance</text:span> between <text:span text:style-name="T1">human</text:span> and <text:span text:style-name="T1">yõkai</text:span>.</text:p>
      <text:p text:style-name="P11"><text:span text:style-name="T52">Reimu</text:span>: <text:span text:style-name="T9">And why suddenly you care about that? When an incident happen, you’re nowhere to be found.</text:span></text:p>
      <text:p text:style-name="P12"><text:span text:style-name="T52">Yukari</text:span>: That’s because solving incident is <text:span text:style-name="T1">miko’s job</text:span>, isn’t it?</text:p>
      <text:p text:style-name="P12"><text:span text:style-name="T52">Reimu</text:span>: But aren’t you a sage too? You create the <text:span text:style-name="T4">Great Hakurei Barrier, </text:span><text:span text:style-name="T40">y</text:span>ou have responsibility to protect it too.</text:p>
      <text:p text:style-name="P12"><text:span text:style-name="T52">Yukari</text:span>: Of course. That’s why I’m here to help you with your training.</text:p>
      <text:p text:style-name="P12"><text:span text:style-name="T52">Reimu</text:span>: What the heck <text:span text:style-name="T10">are you</text:span> plotting <text:span text:style-name="T10">again</text:span>? <text:span text:style-name="T10">Y</text:span>our appearance <text:span text:style-name="T10">always up to no good.</text:span></text:p>
      <text:p text:style-name="P13"><text:span text:style-name="T52">Yukari</text:span>: How can you say such rude thing to me. I just worry about you and the future of Gensokyo.</text:p>
      <text:p text:style-name="P13"><text:span text:style-name="T52">Reimu</text:span>: Alright, my apologize.</text:p>
      <text:p text:style-name="P13"><text:span text:style-name="T52">Yukari</text:span>: Play <text:span text:style-name="T1">danmaku </text:span>with me and I will forgive you.</text:p>
      <text:p text:style-name="P13"><text:span text:style-name="T52">Reimu</text:span>: <text:span text:style-name="T41">Are you a child?</text:span></text:p>
      <text:p text:style-name="P13"/>
      <text:p text:style-name="P13">*Tutorial dialogue</text:p>
      <text:p text:style-name="P13"><text:span text:style-name="T52">Yukari</text:span>: Ready yet? Use … to move and try your best to dodge my attack.</text:p>
      <text:p text:style-name="P14"><text:span text:style-name="T52">Yukari</text:span>: Flying carelessly like that will throw you into danger before it can get you. Use … to slowdown (keyboard only cuz keyboard suck)</text:p>
      <text:p text:style-name="P14"><text:span text:style-name="T52">Yukari</text:span>: Press … NOW ! (death bomb tutorial)</text:p>
      <text:p text:style-name="P14"><text:span text:style-name="T52">Yukari</text:span>: <text:span text:style-name="T1">Bombs</text:span> are powerful and precious resource, you them wisely.</text:p>
      <text:p text:style-name="P15"><text:span text:style-name="T52">Yukari</text:span>: Those blue things won’t hurt you. They’re <text:span text:style-name="T1">point item</text:span> that increase your score. (heck, I saw non-touhou player avoid them like bullet)</text:p>
      <text:p text:style-name="P16"><text:span text:style-name="T52">Yukari</text:span>: Quick, get above this line (Introduce item get border line)</text:p>
      <text:p text:style-name="P16"><text:span text:style-name="T52">Yukari</text:span>: You will be reward a <text:span text:style-name="T1">bomb</text:span> if you can reach a certain score. So<text:span text:style-name="T1"> graze</text:span> by bullets and collect <text:span text:style-name="T1">point item</text:span> as much as you can.</text:p>
      <text:p text:style-name="P16"/>
      <text:p text:style-name="P16">*Player performance review dialogue</text:p>
      <text:p text:style-name="P16">(Normal clear)</text:p>
      <text:p text:style-name="P16"><text:span text:style-name="T52">Yukari</text:span>: Not half bad. Still, there’re room to improve.</text:p>
      <text:p text:style-name="P16">(No bomb clear)</text:p>
      <text:p text:style-name="P16"><text:span text:style-name="T52">Yukari</text:span>: Impressive...could this timeline is <text:span text:style-name="T1">the chosen one ?</text:span></text:p>
      <text:p text:style-name="P21"/>
      <text:p text:style-name="P17"><text:span text:style-name="T52">Reimu</text:span>: Give me a donation, will you?</text:p>
      <text:p text:style-name="P16"><text:soft-page-break/></text:p>
      <text:p text:style-name="P18">(Failed)</text:p>
      <text:p text:style-name="P18"><text:span text:style-name="T52">Yukari</text:span>: Oh my, did I go too harsh on you?</text:p>
      <text:p text:style-name="P8">Level 1</text:p>
      <text:p text:style-name="P19"><text:span text:style-name="T52">Marisa</text:span>: Reiiiiimuuu !</text:p>
      <text:p text:style-name="P19"><text:span text:style-name="T52">Reimu</text:span>: <text:span text:style-name="T11">Why you always come when I’m having a tea, </text:span><text:span text:style-name="T49">Marisa</text:span><text:span text:style-name="T5"> ?</text:span></text:p>
      <text:p text:style-name="P20"><text:span text:style-name="T52">Marisa</text:span>: yes.</text:p>
      <text:p text:style-name="P20"><text:span text:style-name="T42">Aya</text:span>: Special Edition, Special Edition ! Bun Bun Maru Newspaper Special Edition !</text:p>
      <text:p text:style-name="P20"><text:span text:style-name="T52">Marisa</text:span>: Isn’t it a bit too early for newspaper contest?</text:p>
      <text:p text:style-name="P1"/>
      <text:p text:style-name="P1"/>
      <text:p text:style-name="P4">Bun Bun Maru Special Edition</text:p>
      <text:p text:style-name="P4"/>
      <text:p text:style-name="P5">Residents of <text:span text:style-name="T4">Yõkai mountain</text:span> got attacked by <text:s/>a strange yõkai</text:p>
      <text:p text:style-name="P1"/>
      <text:p text:style-name="P6"><text:span text:style-name="T27"><text:tab/></text:span><text:span text:style-name="T43">Yesterday, </text:span><text:span text:style-name="T46">yõkai Mountain </text:span><text:span text:style-name="T44">has been attacked by a strange yõkai. The first victim was the </text:span><text:span text:style-name="T47">kappa. </text:span><text:span text:style-name="T44">Acoording to a kappa, she got attacked when she was fixing some pipes in </text:span><text:span text:style-name="T47">Genbu Ravine </text:span><text:span text:style-name="T44">together with her group. The attack has injured 7 </text:span><text:span text:style-name="T47">kappa</text:span><text:span text:style-name="T44"> and cause heavy damage to kappa’s infrastructure. The attacker has been reported </text:span><text:span text:style-name="T47">“Wear a black miko/tengu – like clothes, average height and long black hair.”</text:span><text:span text:style-name="T48"> <text:s/></text:span><text:span text:style-name="T44">The attacker is believe to be a </text:span><text:span text:style-name="T47">tengu </text:span><text:span text:style-name="T44">since she is very quick and strong. </text:span><text:span text:style-name="T45">However, a patrol tengu also got attacked by the same attacker shortly after that.</text:span></text:p>
      <text:p text:style-name="P2"><text:span text:style-name="T34"><text:tab/></text:span><text:span text:style-name="T15">The second attack happen at the path to </text:span><text:span text:style-name="T38">tengu </text:span><text:span text:style-name="T15">hideout. </text:span><text:span text:style-name="T12">My fellow </text:span><text:span text:style-name="T36">tengu</text:span><text:span text:style-name="T12"> - </text:span><text:span text:style-name="T30">Momiji Inubashiri <text:s/></text:span><text:span text:style-name="T12">was </text:span><text:span text:style-name="T15">on her patrol duty</text:span><text:span text:style-name="T12"> </text:span><text:span text:style-name="T13">when she notice something is flying toward the</text:span><text:span text:style-name="T37"> tengu</text:span><text:span text:style-name="T13"> headquarter at high speed.</text:span><text:span text:style-name="T12"> While she is not the </text:span><text:span text:style-name="T14">fast</text:span><text:span text:style-name="T12">est </text:span><text:span text:style-name="T36">tengu </text:span><text:span text:style-name="T12">between us, she still a </text:span><text:span text:style-name="T36">tengu – </text:span><text:span text:style-name="T12">one of the strongest species. But even </text:span><text:span text:style-name="T13">her speed</text:span><text:span text:style-name="T12"> is no match for that mysterious yõkai. </text:span><text:span text:style-name="T14">And so, </text:span><text:span text:style-name="T33">Momiji</text:span><text:span text:style-name="T14"> </text:span><text:span text:style-name="T17">take the first move and</text:span><text:span text:style-name="T14"> </text:span><text:span text:style-name="T17">shot at</text:span><text:span text:style-name="T14"> the mysterious yõkai. The mysterious dodged </text:span><text:span text:style-name="T23">the attack and counter</text:span><text:span text:style-name="T22"> </text:span><text:span text:style-name="T23">back</text:span><text:span text:style-name="T14">. </text:span><text:span text:style-name="T15">She commented “I felt a strong aura from that yõkai, somewhat similar to an oni’s aura.” By the time </text:span><text:span text:style-name="T31">Hatate Himekaidou –</text:span><text:span text:style-name="T15"> a </text:span><text:span text:style-name="T38">tengu </text:span><text:span text:style-name="T15">reporter like me arrived, </text:span><text:span text:style-name="T16">she was severe injuried and the attacker is nowhere to be found. </text:span></text:p>
      <text:p text:style-name="P2"><text:span text:style-name="T16"><text:tab/></text:span><text:span text:style-name="T18">The final attack happened at the </text:span><text:span text:style-name="T24">Moriya shrin</text:span><text:span text:style-name="T25">e</text:span><text:span text:style-name="T19">. </text:span><text:span text:style-name="T32">Sanae Kochiya –</text:span><text:span text:style-name="T20"> the Moriya miko, got attacked when she was cleaning the yard. </text:span><text:span text:style-name="T21">And even with the power of 2 Moriya goddess, they still had a hard time. The attacker has been reported “Severe injury” and quickly retreat into the thin air of the moutain.</text:span></text:p>
      <text:p text:style-name="P2"><text:span text:style-name="T21"><text:tab/></text:span><text:span text:style-name="T23">We tengu are still using everything we have to trace the attacker. Until then, please be careful if you have business near the </text:span><text:span text:style-name="T26">Yõkai moutain.</text:span></text:p>
      <text:p text:style-name="P3"><text:span text:style-name="T28">The fastest reporter in Gensokyo<text:line-break/>Aya Shameimaru</text:span></text:p>
      <text:p text:style-name="P3"><text:span text:style-name="T28"/></text:p>
      <text:p text:style-name="P22"><text:soft-page-break/><text:span text:style-name="T28">Marisa: </text:span><text:span text:style-name="T39">A mysterious yõkai attacked the </text:span><text:span text:style-name="T28">Yõkai Moutain? </text:span><text:span text:style-name="T39">Dress like miko and as strong as an oni? That sounds oddly familiar…</text:span></text:p>
      <text:p text:style-name="P22"><text:span text:style-name="T28">Reimu: </text:span><text:span text:style-name="T39">Hey, that wasn’t me. </text:span></text:p>
      <text:p text:style-name="P23"><text:span text:style-name="T28">Marisa: </text:span><text:span text:style-name="T39">But who else‘d do such a thing. Not to mention the appearance, the power and even the way </text:span><text:span text:style-name="T35">she</text:span><text:span text:style-name="T39"> does thing is very similar to ya.</text:span></text:p>
      <text:p text:style-name="P23"><text:span text:style-name="T28">Reimu</text:span><text:span text:style-name="T39">: I didn’t even left my shrine,...Wait, now that I remember it. </text:span><text:span text:style-name="T29">Yukari </text:span><text:span text:style-name="T39">suddenly came to my shrine yesterday afternoon and told me to do the training...</text:span></text:p>
      <text:p text:style-name="P23"><text:span text:style-name="T28">Marisa: </text:span><text:span text:style-name="T39">Huh? So this is an incident? Shall we go investigate too?</text:span></text:p>
      <text:p text:style-name="P23"><text:span text:style-name="T39"/></text:p>
      <text:p text:style-name="P24"><text:span text:style-name="T28"><text:tab/>Reimu: </text:span><text:span text:style-name="T39">Alright, let’s go.</text:span></text:p>
      <text:p text:style-name="P24"><text:span text:style-name="T39"/></text:p>
      <text:p text:style-name="P24"><text:span text:style-name="T39"/></text:p>
      <text:p text:style-name="P24"><text:span text:style-name="T28"><text:tab/>Reimu: </text:span><text:span text:style-name="T39">Isn’t it already solved? Just let the </text:span><text:span text:style-name="T35">tengu </text:span><text:span text:style-name="T39">do the clean up. It’s their territory afterall.</text:span></text:p>
      <text:p text:style-name="P24"><text:span text:style-name="T28">Marisa: </text:span><text:span text:style-name="T39">Ze, guess I have to go alone.</text:span></text:p>
      <text:p text:style-name="P24"><text:span text:style-name="T39"/></text:p>
      <text:p text:style-name="P23"><text:span text:style-name="T3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mfortaa" svg:font-family="Comforta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Roboto" svg:font-family="Roboto" style:font-pitch="variable"/>
    <style:font-face style:name="Roboto1" svg:font-family="Roboto" style:font-adornments="Bold" style:font-pitch="variable"/>
    <style:font-face style:name="Roboto2" svg:font-family="Roboto, arial, sans-serif"/>
    <style:font-face style:name="SVN-Comic Sans MS" svg:font-family="'SVN-Comic Sans MS'" style:font-family-generic="swiss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linux libertine" svg:font-family="'linux libertine', georgia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VN-Comic Sans MS" fo:font-size="14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SVN-Comic Sans MS" fo:font-size="14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SVN-Comic Sans MS" fo:font-family="'SVN-Comic Sans MS'" style:font-family-generic="swiss" fo:font-size="12pt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SVN-Comic Sans MS" fo:font-family="'SVN-Comic Sans M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VN-Comic Sans MS" fo:font-family="'SVN-Comic Sans MS'" style:font-family-generic="swiss" fo:font-size="12pt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16:19:42.970000000</meta:creation-date>
    <dc:date>2022-10-05T23:25:00.469000000</dc:date>
    <meta:editing-duration>PT2H36M11S</meta:editing-duration>
    <meta:editing-cycles>17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52" meta:word-count="826" meta:character-count="4657" meta:non-whitespace-character-count="3868"/>
  </office:meta>
</office:document-meta>
</file>